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73.8mm"/>
    </style:style>
    <style:style style:name="co4" style:family="table-column">
      <style:table-column-properties fo:break-before="auto" style:column-width="81.14mm"/>
    </style:style>
    <style:style style:name="co5" style:family="table-column">
      <style:table-column-properties fo:break-before="auto" style:column-width="136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map style:condition="cell-content()=[$#REF!.$F$6]" style:apply-style-name="Default" style:base-cell-address="Arkusz1.C7"/>
    </style:style>
    <style:style style:name="ce3" style:family="table-cell" style:parent-style-name="Default">
      <style:map style:condition="cell-content()=[$#REF!.$F$6]" style:apply-style-name="Default" style:base-cell-address="Arkusz1.E7"/>
    </style:style>
    <style:style style:name="ce4" style:family="table-cell" style:parent-style-name="Default">
      <style:text-properties fo:color="#ffcc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/>
      <style:text-properties fo:color="#ffcc00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99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99"/>
      <style:map style:condition="is-true-formula(NOT(COUNTIF([.$E$6:.$E$16];[.F7])))" style:apply-style-name="Default" style:base-cell-address="Arkusz1.H7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style="italic" style:text-underline-style="none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66ff"/>
    </style:style>
    <style:style style:name="ce13" style:family="table-cell" style:parent-style-name="Default">
      <style:text-properties fo:color="#cc66ff" fo:font-style="italic" style:font-style-asian="italic" style:font-style-complex="italic"/>
    </style:style>
  </office:automatic-styles>
  <office:body>
    <office:spreadsheet>
      <table:table table:name="Arkusz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>
            <text:p>Sprawdzana</text:p>
          </table:table-cell>
          <table:table-cell table:style-name="ce1" office:value-type="string" calcext:value-type="string">
            <text:p>Wzór</text:p>
          </table:table-cell>
          <table:table-cell table:style-name="ce1" office:value-type="string" calcext:value-type="string">
            <text:p>Sprawdzana</text:p>
          </table:table-cell>
          <table:table-cell table:style-name="ce1" office:value-type="string" calcext:value-type="string">
            <text:p>Wzór</text:p>
          </table:table-cell>
          <table:table-cell table:style-name="ce1" office:value-type="string" calcext:value-type="string">
            <text:p>Sprawdzana</text:p>
          </table:table-cell>
          <table:table-cell table:style-name="ce1" office:value-type="string" calcext:value-type="string">
            <text:p>Wzór</text:p>
          </table:table-cell>
          <table:table-cell table:style-name="ce4"/>
          <table:table-cell table:style-name="ce6" office:value-type="string" calcext:value-type="string">
            <text:p>jeden warunek</text:p>
          </table:table-cell>
          <table:table-cell table:style-name="ce8" office:value-type="string" calcext:value-type="string">
            <text:p>dwa warunki </text:p>
          </table:table-cell>
          <table:table-cell table:style-name="ce10" office:value-type="string" calcext:value-type="string">
            <text:p>PORÓWNAJ</text:p>
          </table:table-cell>
          <table:table-cell table:style-name="ce12" office:value-type="string" calcext:value-type="string">
            <text:p>dwa warunki + like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dav1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5" table:formula="of:=IF(ISNA(VLOOKUP([.F7];[.$E$6:.$AE$16];1;0));[.F7];&quot;&quot;)">
            <text:p/>
          </table:table-cell>
          <table:table-cell table:style-name="ce7" table:formula="of:=IF(COUNTIF([.$E$7:.$E$17];[.F7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7])=0;&quot;+++ cipy  +dav++&quot;;&quot;  ---  dupa -dav--&quot;)&amp;IF(COUNTIF([.$C$7:.$C$17];[.D7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7:.A17];[.B7:.B17])" office:value-type="boolean" office:boolean-value="false" calcext:value-type="boolean">
            <text:p>FAŁSZ</text:p>
          </table:table-cell>
          <table:table-cell table:style-name="ce13" table:formula="of:=IF(COUNTIF([.$E$7:.$E$17];[.F7])=0;&quot;+++ cipy  +dav++&quot;;&quot;  ---  dupa -dav--&quot;)&amp;IF(COUNTIF([.$C$7:.$C$17];[.D7])=0;&quot;+++ cipy  +tro++&quot;;&quot;  ---  dupa -tro--&quot;)&amp;IF(EXACT([.A7:.A17];[.B7:.B17]);&quot; parówka  +nie&quot;;&quot;  parówka  +TAK&quot;)" office:value-type="string" office:string-value="  ---  dupa -dav--  ---  dupa -tro--  parówka  +TAK" calcext:value-type="string">
            <text:p><text:s text:c="2"/>--- <text:s/>dupa -dav-- <text:s/>--- <text:s/>dupa -tro-- <text:s/>parówka <text:s/>+TAK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dav2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style-name="ce5" table:formula="of:=IF(ISNA(VLOOKUP([.F8];[.$E$6:.$AE$16];1;0));[.F8];&quot;&quot;)">
            <text:p/>
          </table:table-cell>
          <table:table-cell table:style-name="ce7" table:formula="of:=IF(COUNTIF([.$E$7:.$E$17];[.F8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8])=0;&quot;+++ cipy  +dav++&quot;;&quot;  ---  dupa -dav--&quot;)&amp;IF(COUNTIF([.$C$7:.$C$17];[.D8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8:.A18];[.B8:.B18])" office:value-type="boolean" office:boolean-value="false" calcext:value-type="boolean">
            <text:p>FAŁSZ</text:p>
          </table:table-cell>
          <table:table-cell table:style-name="ce13" table:formula="of:=IF(COUNTIF([.$E$7:.$E$17];[.F8])=0;&quot;+++ cipy  +dav++&quot;;&quot;  ---  dupa -dav--&quot;)&amp;IF(COUNTIF([.$C$7:.$C$17];[.D8])=0;&quot;+++ cipy  +tro++&quot;;&quot;  ---  dupa -tro--&quot;)&amp;IF(EXACT([.A8:.A18];[.B8:.B18]);&quot; parówka  +nie&quot;;&quot;  parówka  +TAK&quot;)" office:value-type="string" office:string-value="  ---  dupa -dav--  ---  dupa -tro--  parówka  +TAK" calcext:value-type="string">
            <text:p><text:s text:c="2"/>--- <text:s/>dupa -dav-- <text:s/>--- <text:s/>dupa -tro-- <text:s/>parówka <text:s/>+TAK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dav3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5" table:formula="of:=IF(ISNA(VLOOKUP([.F9];[.$E$6:.$AE$16];1;0));[.F9];&quot;&quot;)">
            <text:p/>
          </table:table-cell>
          <table:table-cell table:style-name="ce7" table:formula="of:=IF(COUNTIF([.$E$7:.$E$17];[.F9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9])=0;&quot;+++ cipy  +dav++&quot;;&quot;  ---  dupa -dav--&quot;)&amp;IF(COUNTIF([.$C$7:.$C$17];[.D9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9:.A19];[.B9:.B19])" office:value-type="boolean" office:boolean-value="false" calcext:value-type="boolean">
            <text:p>FAŁSZ</text:p>
          </table:table-cell>
          <table:table-cell table:style-name="ce13" table:formula="of:=IF(COUNTIF([.$E$7:.$E$17];[.F9])=0;&quot;+++ cipy  +dav++&quot;;&quot;  ---  dupa -dav--&quot;)&amp;IF(COUNTIF([.$C$7:.$C$17];[.D9])=0;&quot;+++ cipy  +tro++&quot;;&quot;  ---  dupa -tro--&quot;)&amp;IF(EXACT([.A9:.A19];[.B9:.B19]);&quot; parówka  +nie&quot;;&quot;  parówka  +TAK&quot;)" office:value-type="string" office:string-value="  ---  dupa -dav--  ---  dupa -tro--  parówka  +TAK" calcext:value-type="string">
            <text:p><text:s text:c="2"/>--- <text:s/>dupa -dav-- <text:s/>--- <text:s/>dupa -tro-- <text:s/>parówka <text:s/>+TAK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dav4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style-name="ce5" table:formula="of:=IF(ISNA(VLOOKUP([.F10];[.$E$6:.$AE$16];1;0));[.F10];&quot;&quot;)">
            <text:p/>
          </table:table-cell>
          <table:table-cell table:style-name="ce7" table:formula="of:=IF(COUNTIF([.$E$7:.$E$17];[.F10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10])=0;&quot;+++ cipy  +dav++&quot;;&quot;  ---  dupa -dav--&quot;)&amp;IF(COUNTIF([.$C$7:.$C$17];[.D10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10:.A20];[.B10:.B20])" office:value-type="boolean" office:boolean-value="false" calcext:value-type="boolean">
            <text:p>FAŁSZ</text:p>
          </table:table-cell>
          <table:table-cell table:style-name="ce13" table:formula="of:=IF(COUNTIF([.$E$7:.$E$17];[.F10])=0;&quot;+++ cipy  +dav++&quot;;&quot;  ---  dupa -dav--&quot;)&amp;IF(COUNTIF([.$C$7:.$C$17];[.D10])=0;&quot;+++ cipy  +tro++&quot;;&quot;  ---  dupa -tro--&quot;)&amp;IF(EXACT([.A10:.A20];[.B10:.B20]);&quot; parówka  +nie&quot;;&quot;  parówka  +TAK&quot;)" office:value-type="string" office:string-value="  ---  dupa -dav--  ---  dupa -tro--  parówka  +TAK" calcext:value-type="string">
            <text:p><text:s text:c="2"/>--- <text:s/>dupa -dav-- <text:s/>--- <text:s/>dupa -tro-- <text:s/>parówka <text:s/>+TAK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dav5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style-name="ce5" table:formula="of:=IF(ISNA(VLOOKUP([.F11];[.$E$6:.$AE$16];1;0));[.F11];&quot;&quot;)">
            <text:p/>
          </table:table-cell>
          <table:table-cell table:style-name="ce7" table:formula="of:=IF(COUNTIF([.$E$7:.$E$17];[.F11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11])=0;&quot;+++ cipy  +dav++&quot;;&quot;  ---  dupa -dav--&quot;)&amp;IF(COUNTIF([.$C$7:.$C$17];[.D11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11:.A21];[.B11:.B21])" office:value-type="boolean" office:boolean-value="false" calcext:value-type="boolean">
            <text:p>FAŁSZ</text:p>
          </table:table-cell>
          <table:table-cell table:style-name="ce13" table:formula="of:=IF(COUNTIF([.$E$7:.$E$17];[.F11])=0;&quot;+++ cipy  +dav++&quot;;&quot;  ---  dupa -dav--&quot;)&amp;IF(COUNTIF([.$C$7:.$C$17];[.D11])=0;&quot;+++ cipy  +tro++&quot;;&quot;  ---  dupa -tro--&quot;)&amp;IF(EXACT([.A11:.A21];[.B11:.B21]);&quot; parówka  +nie&quot;;&quot;  parówka  +TAK&quot;)" office:value-type="string" office:string-value="  ---  dupa -dav--  ---  dupa -tro--  parówka  +TAK" calcext:value-type="string">
            <text:p><text:s text:c="2"/>--- <text:s/>dupa -dav-- <text:s/>--- <text:s/>dupa -tro-- <text:s/>parówka <text:s/>+TAK</text:p>
          </table:table-cell>
        </table:table-row>
        <table:table-row table:style-name="ro1">
          <table:table-cell table:number-columns-repeated="2" office:value-type="string" calcext:value-type="string">
            <text:p>dav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5" table:formula="of:=IF(ISNA(VLOOKUP([.F12];[.$E$6:.$AE$16];1;0));[.F12];&quot;&quot;)">
            <text:p/>
          </table:table-cell>
          <table:table-cell table:style-name="ce7" table:formula="of:=IF(COUNTIF([.$E$7:.$E$17];[.F12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12])=0;&quot;+++ cipy  +dav++&quot;;&quot;  ---  dupa -dav--&quot;)&amp;IF(COUNTIF([.$C$7:.$C$17];[.D12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12:.A22];[.B12:.B22])" office:value-type="boolean" office:boolean-value="true" calcext:value-type="boolean">
            <text:p>PRAWDA</text:p>
          </table:table-cell>
          <table:table-cell table:style-name="ce13" table:formula="of:=IF(COUNTIF([.$E$7:.$E$17];[.F12])=0;&quot;+++ cipy  +dav++&quot;;&quot;  ---  dupa -dav--&quot;)&amp;IF(COUNTIF([.$C$7:.$C$17];[.D12])=0;&quot;+++ cipy  +tro++&quot;;&quot;  ---  dupa -tro--&quot;)&amp;IF(EXACT([.A12:.A22];[.B12:.B22]);&quot; parówka  +nie&quot;;&quot;  parówka  +TAK&quot;)" office:value-type="string" office:string-value="  ---  dupa -dav--  ---  dupa -tro-- parówka  +nie" calcext:value-type="string">
            <text:p><text:s text:c="2"/>--- <text:s/>dupa -dav-- <text:s/>--- <text:s/>dupa -tro-- parówka <text:s/>+nie</text:p>
          </table:table-cell>
        </table:table-row>
        <table:table-row table:style-name="ro1">
          <table:table-cell table:number-columns-repeated="2" office:value-type="string" calcext:value-type="string">
            <text:p>dav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style-name="ce5" table:formula="of:=IF(ISNA(VLOOKUP([.F13];[.$E$6:.$AE$16];1;0));[.F13];&quot;&quot;)">
            <text:p/>
          </table:table-cell>
          <table:table-cell table:style-name="ce7" table:formula="of:=IF(COUNTIF([.$E$7:.$E$17];[.F13])=0;&quot;+++ cipy  +++&quot;;&quot;  ---  dupa ---&quot;)" office:value-type="string" office:string-value="  ---  dupa ---" calcext:value-type="string">
            <text:p><text:s text:c="2"/>--- <text:s/>dupa ---</text:p>
          </table:table-cell>
          <table:table-cell table:style-name="ce9" table:formula="of:=IF(COUNTIF([.$E$7:.$E$17];[.F13])=0;&quot;+++ cipy  +dav++&quot;;&quot;  ---  dupa -dav--&quot;)&amp;IF(COUNTIF([.$C$7:.$C$17];[.D13])=0;&quot;+++ cipy  +tro++&quot;;&quot;  ---  dupa -tro--&quot;)" office:value-type="string" office:string-value="  ---  dupa -dav--  ---  dupa -tro--" calcext:value-type="string">
            <text:p><text:s text:c="2"/>--- <text:s/>dupa -dav-- <text:s/>--- <text:s/>dupa -tro--</text:p>
          </table:table-cell>
          <table:table-cell table:style-name="ce11" table:formula="of:=EXACT([.A13:.A23];[.B13:.B23])" office:value-type="boolean" office:boolean-value="true" calcext:value-type="boolean">
            <text:p>PRAWDA</text:p>
          </table:table-cell>
          <table:table-cell table:style-name="ce13" table:formula="of:=IF(COUNTIF([.$E$7:.$E$17];[.F13])=0;&quot;+++ cipy  +dav++&quot;;&quot;  ---  dupa -dav--&quot;)&amp;IF(COUNTIF([.$C$7:.$C$17];[.D13])=0;&quot;+++ cipy  +tro++&quot;;&quot;  ---  dupa -tro--&quot;)&amp;IF(EXACT([.A13:.A23];[.B13:.B23]);&quot; parówka  +nie&quot;;&quot;  parówka  +TAK&quot;)" office:value-type="string" office:string-value="  ---  dupa -dav--  ---  dupa -tro-- parówka  +nie" calcext:value-type="string">
            <text:p><text:s text:c="2"/>--- <text:s/>dupa -dav-- <text:s/>--- <text:s/>dupa -tro-- parówka <text:s/>+nie</text:p>
          </table:table-cell>
        </table:table-row>
        <table:table-row table:style-name="ro1">
          <table:table-cell table:number-columns-repeated="2" office:value-type="string" calcext:value-type="string">
            <text:p>dav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table:formula="of:=IF(ISNA(VLOOKUP([.F14];[.$E$6:.$AE$16];1;0));[.F14];&quot;&quot;)" office:value-type="float" office:value="6" calcext:value-type="float">
            <text:p>6</text:p>
          </table:table-cell>
          <table:table-cell table:style-name="ce7" table:formula="of:=IF(COUNTIF([.$E$7:.$E$17];[.F14])=0;&quot;+++ cipy  +++&quot;;&quot;  ---  dupa ---&quot;)" office:value-type="string" office:string-value="+++ cipy  +++" calcext:value-type="string">
            <text:p>+++ cipy <text:s/>+++</text:p>
          </table:table-cell>
          <table:table-cell table:style-name="ce9" table:formula="of:=IF(COUNTIF([.$E$7:.$E$17];[.F14])=0;&quot;+++ cipy  +dav++&quot;;&quot;  ---  dupa -dav--&quot;)&amp;IF(COUNTIF([.$C$7:.$C$17];[.D14])=0;&quot;+++ cipy  +tro++&quot;;&quot;  ---  dupa -tro--&quot;)" office:value-type="string" office:string-value="+++ cipy  +dav+++++ cipy  +tro++" calcext:value-type="string">
            <text:p>+++ cipy <text:s/>+dav+++++ cipy <text:s/>+tro++</text:p>
          </table:table-cell>
          <table:table-cell table:style-name="ce11" table:formula="of:=EXACT([.A14:.A24];[.B14:.B24])" office:value-type="boolean" office:boolean-value="true" calcext:value-type="boolean">
            <text:p>PRAWDA</text:p>
          </table:table-cell>
          <table:table-cell table:style-name="ce13" table:formula="of:=IF(COUNTIF([.$E$7:.$E$17];[.F14])=0;&quot;+++ cipy  +dav++&quot;;&quot;  ---  dupa -dav--&quot;)&amp;IF(COUNTIF([.$C$7:.$C$17];[.D14])=0;&quot;+++ cipy  +tro++&quot;;&quot;  ---  dupa -tro--&quot;)&amp;IF(EXACT([.A14:.A24];[.B14:.B24]);&quot; parówka  +nie&quot;;&quot;  parówka  +TAK&quot;)" office:value-type="string" office:string-value="+++ cipy  +dav+++++ cipy  +tro++ parówka  +nie" calcext:value-type="string">
            <text:p>+++ cipy <text:s/>+dav+++++ cipy <text:s/>+tro++ parówka <text:s/>+nie</text:p>
          </table:table-cell>
        </table:table-row>
        <table:table-row table:style-name="ro1">
          <table:table-cell table:number-columns-repeated="2" office:value-type="string" calcext:value-type="string">
            <text:p>dav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IF(ISNA(VLOOKUP([.F15];[.$E$6:.$AE$16];1;0));[.F15];&quot;&quot;)" office:value-type="float" office:value="7" calcext:value-type="float">
            <text:p>7</text:p>
          </table:table-cell>
          <table:table-cell table:style-name="ce7" table:formula="of:=IF(COUNTIF([.$E$7:.$E$17];[.F15])=0;&quot;+++ cipy  +++&quot;;&quot;  ---  dupa ---&quot;)" office:value-type="string" office:string-value="+++ cipy  +++" calcext:value-type="string">
            <text:p>+++ cipy <text:s/>+++</text:p>
          </table:table-cell>
          <table:table-cell table:style-name="ce9" table:formula="of:=IF(COUNTIF([.$E$7:.$E$17];[.F15])=0;&quot;+++ cipy  +dav++&quot;;&quot;  ---  dupa -dav--&quot;)&amp;IF(COUNTIF([.$C$7:.$C$17];[.D15])=0;&quot;+++ cipy  +tro++&quot;;&quot;  ---  dupa -tro--&quot;)" office:value-type="string" office:string-value="+++ cipy  +dav+++++ cipy  +tro++" calcext:value-type="string">
            <text:p>+++ cipy <text:s/>+dav+++++ cipy <text:s/>+tro++</text:p>
          </table:table-cell>
          <table:table-cell table:style-name="ce11" table:formula="of:=EXACT([.A15:.A25];[.B15:.B25])" office:value-type="boolean" office:boolean-value="true" calcext:value-type="boolean">
            <text:p>PRAWDA</text:p>
          </table:table-cell>
          <table:table-cell table:style-name="ce13" table:formula="of:=IF(COUNTIF([.$E$7:.$E$17];[.F15])=0;&quot;+++ cipy  +dav++&quot;;&quot;  ---  dupa -dav--&quot;)&amp;IF(COUNTIF([.$C$7:.$C$17];[.D15])=0;&quot;+++ cipy  +tro++&quot;;&quot;  ---  dupa -tro--&quot;)&amp;IF(EXACT([.A15:.A25];[.B15:.B25]);&quot; parówka  +nie&quot;;&quot;  parówka  +TAK&quot;)" office:value-type="string" office:string-value="+++ cipy  +dav+++++ cipy  +tro++ parówka  +nie" calcext:value-type="string">
            <text:p>+++ cipy <text:s/>+dav+++++ cipy <text:s/>+tro++ parówka <text:s/>+nie</text:p>
          </table:table-cell>
        </table:table-row>
        <table:table-row table:style-name="ro1">
          <table:table-cell table:number-columns-repeated="2" office:value-type="string" calcext:value-type="string">
            <text:p>dav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table:formula="of:=IF(ISNA(VLOOKUP([.F16];[.$E$6:.$AE$16];1;0));[.F16];&quot;&quot;)" office:value-type="float" office:value="8" calcext:value-type="float">
            <text:p>8</text:p>
          </table:table-cell>
          <table:table-cell table:style-name="ce7" table:formula="of:=IF(COUNTIF([.$E$7:.$E$17];[.F16])=0;&quot;+++ cipy  +++&quot;;&quot;  ---  dupa ---&quot;)" office:value-type="string" office:string-value="+++ cipy  +++" calcext:value-type="string">
            <text:p>+++ cipy <text:s/>+++</text:p>
          </table:table-cell>
          <table:table-cell table:style-name="ce9" table:formula="of:=IF(COUNTIF([.$E$7:.$E$17];[.F16])=0;&quot;+++ cipy  +dav++&quot;;&quot;  ---  dupa -dav--&quot;)&amp;IF(COUNTIF([.$C$7:.$C$17];[.D16])=0;&quot;+++ cipy  +tro++&quot;;&quot;  ---  dupa -tro--&quot;)" office:value-type="string" office:string-value="+++ cipy  +dav+++++ cipy  +tro++" calcext:value-type="string">
            <text:p>+++ cipy <text:s/>+dav+++++ cipy <text:s/>+tro++</text:p>
          </table:table-cell>
          <table:table-cell table:style-name="ce11" table:formula="of:=EXACT([.A16:.A26];[.B16:.B26])" office:value-type="boolean" office:boolean-value="true" calcext:value-type="boolean">
            <text:p>PRAWDA</text:p>
          </table:table-cell>
          <table:table-cell table:style-name="ce13" table:formula="of:=IF(COUNTIF([.$E$7:.$E$17];[.F16])=0;&quot;+++ cipy  +dav++&quot;;&quot;  ---  dupa -dav--&quot;)&amp;IF(COUNTIF([.$C$7:.$C$17];[.D16])=0;&quot;+++ cipy  +tro++&quot;;&quot;  ---  dupa -tro--&quot;)&amp;IF(EXACT([.A16:.A26];[.B16:.B26]);&quot; parówka  +nie&quot;;&quot;  parówka  +TAK&quot;)" office:value-type="string" office:string-value="+++ cipy  +dav+++++ cipy  +tro++ parówka  +nie" calcext:value-type="string">
            <text:p>+++ cipy <text:s/>+dav+++++ cipy <text:s/>+tro++ parówka <text:s/>+nie</text:p>
          </table:table-cell>
        </table:table-row>
        <table:table-row table:style-name="ro1">
          <table:table-cell table:number-columns-repeated="2" office:value-type="string" calcext:value-type="string">
            <text:p>dav1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5" table:formula="of:=IF(ISNA(VLOOKUP([.F17];[.$E$6:.$AE$16];1;0));[.F17];&quot;&quot;)" office:value-type="float" office:value="9" calcext:value-type="float">
            <text:p>9</text:p>
          </table:table-cell>
          <table:table-cell table:style-name="ce7" table:formula="of:=IF(COUNTIF([.$E$7:.$E$17];[.F17])=0;&quot;+++ cipy  +++&quot;;&quot;  ---  dupa ---&quot;)" office:value-type="string" office:string-value="+++ cipy  +++" calcext:value-type="string">
            <text:p>+++ cipy <text:s/>+++</text:p>
          </table:table-cell>
          <table:table-cell table:style-name="ce9" table:formula="of:=IF(COUNTIF([.$E$7:.$E$17];[.F17])=0;&quot;+++ cipy  +dav++&quot;;&quot;  ---  dupa -dav--&quot;)&amp;IF(COUNTIF([.$C$7:.$C$17];[.D17])=0;&quot;+++ cipy  +tro++&quot;;&quot;  ---  dupa -tro--&quot;)" office:value-type="string" office:string-value="+++ cipy  +dav+++++ cipy  +tro++" calcext:value-type="string">
            <text:p>+++ cipy <text:s/>+dav+++++ cipy <text:s/>+tro++</text:p>
          </table:table-cell>
          <table:table-cell table:style-name="ce11" table:formula="of:=EXACT([.A17:.A27];[.B17:.B27])" office:value-type="boolean" office:boolean-value="true" calcext:value-type="boolean">
            <text:p>PRAWDA</text:p>
          </table:table-cell>
          <table:table-cell table:style-name="ce13" table:formula="of:=IF(COUNTIF([.$E$7:.$E$17];[.F17])=0;&quot;+++ cipy  +dav++&quot;;&quot;  ---  dupa -dav--&quot;)&amp;IF(COUNTIF([.$C$7:.$C$17];[.D17])=0;&quot;+++ cipy  +tro++&quot;;&quot;  ---  dupa -tro--&quot;)&amp;IF(EXACT([.A17:.A27];[.B17:.B27]);&quot; parówka  +nie&quot;;&quot;  parówka  +TAK&quot;)" office:value-type="string" office:string-value="+++ cipy  +dav+++++ cipy  +tro++ parówka  +nie" calcext:value-type="string">
            <text:p>+++ cipy <text:s/>+dav+++++ cipy <text:s/>+tro++ parówka <text:s/>+ni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avid2</text:p>
          </table:table-cell>
          <table:table-cell office:value-type="string" calcext:value-type="string">
            <text:p>david3</text:p>
          </table:table-cell>
          <table:table-cell office:value-type="string" calcext:value-type="string">
            <text:p>david4</text:p>
          </table:table-cell>
          <table:table-cell office:value-type="string" calcext:value-type="string">
            <text:p>david5</text:p>
          </table:table-cell>
          <table:table-cell office:value-type="string" calcext:value-type="string">
            <text:p>davi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qqq</text:p>
          </table:table-cell>
          <table:table-cell table:number-columns-repeated="2" office:value-type="string" calcext:value-type="string">
            <text:p>qqqq</text:p>
          </table:table-cell>
          <table:table-cell office:value-type="string" calcext:value-type="string">
            <text:p>qqqqq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krytky pro přítlačné panty našroubované křídlové díly RAL 9022 stříbrné</text:p>
          </table:table-cell>
          <table:table-cell table:number-columns-repeated="2" office:value-type="string" calcext:value-type="string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4107</text:p>
          </table:table-cell>
          <table:table-cell office:value-type="string" calcext:value-type="string">
            <text:p>krytky pro přítlačné panty našroubované křídlové díly stříbrné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699</text:p>
          </table:table-cell>
          <table:table-cell office:value-type="string" calcext:value-type="string">
            <text:p>krytky pro přítlačné panty našroubované křídlové díly champagne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757</text:p>
          </table:table-cell>
          <table:table-cell office:value-type="string" calcext:value-type="string">
            <text:p>krytky pro přítlačné panty našroubované křídlové díly titan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582</text:p>
          </table:table-cell>
          <table:table-cell office:value-type="string" calcext:value-type="string">
            <text:p>krytky pro přítlačné panty našroubované křídlové díly světle bronzové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231</text:p>
          </table:table-cell>
          <table:table-cell office:value-type="string" calcext:value-type="string">
            <text:p>krytky pro přítlačné panty našroubované křídlové díly RAL 9001 krémově bílé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40</text:p>
          </table:table-cell>
          <table:table-cell office:value-type="string" calcext:value-type="string">
            <text:p>krytky pro přítlačné panty našroubované křídlové díly hnědé F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236</text:p>
          </table:table-cell>
          <table:table-cell office:value-type="string" calcext:value-type="string">
            <text:p>krytky pro přítlačné panty našroubované křídlové díly Chrom-look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553</text:p>
          </table:table-cell>
          <table:table-cell office:value-type="string" calcext:value-type="string">
            <text:p>krytky pro přítlačné panty našroubované křídlové díly Gold-Look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569</text:p>
          </table:table-cell>
          <table:table-cell office:value-type="string" calcext:value-type="string">
            <text:p>krytky pro přítlačné panty našroubované rámové díly RAL 9022 stříbrné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4106</text:p>
          </table:table-cell>
          <table:table-cell office:value-type="string" calcext:value-type="string">
            <text:p>krytky pro přítlačné panty našroubované rámové díly stříbrné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701</text:p>
          </table:table-cell>
          <table:table-cell office:value-type="string" calcext:value-type="string">
            <text:p>krytky pro přítlačné panty našroubované rámové díly champagne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756</text:p>
          </table:table-cell>
          <table:table-cell office:value-type="string" calcext:value-type="string">
            <text:p>krytky pro přítlačné panty našroubované rámové díly titan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583</text:p>
          </table:table-cell>
          <table:table-cell office:value-type="string" calcext:value-type="string">
            <text:p>krytky pro přítlačné panty našroubované rámové díly světle bronzové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233</text:p>
          </table:table-cell>
          <table:table-cell office:value-type="string" calcext:value-type="string">
            <text:p>krytky pro přítlačné panty našroubované rámové díly RAL 9001 krémově bílé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43</text:p>
          </table:table-cell>
          <table:table-cell office:value-type="string" calcext:value-type="string">
            <text:p>krytky pro přítlačné panty našroubované rámové díly hnědé F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235</text:p>
          </table:table-cell>
          <table:table-cell office:value-type="string" calcext:value-type="string">
            <text:p>krytky pro přítlačné panty našroubované rámové díly Chrom-look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7"/>
        </table:table-row>
        <table:table-row table:style-name="ro2" table:number-rows-repeated="79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Arkusz1.E7:Arkusz1.E17">
            <calcext:condition calcext:apply-style-name="Default" calcext:value="=[$#REF!.$F$6]" calcext:base-cell-address="Arkusz1.E7"/>
          </calcext:conditional-format>
          <calcext:conditional-format calcext:target-range-address="Arkusz1.H7:Arkusz1.H17">
            <calcext:condition calcext:apply-style-name="Default" calcext:value="formula-is(NOT(COUNTIF([.$E$6:.$E$16];[.F7])))" calcext:base-cell-address="Arkusz1.H7"/>
          </calcext:conditional-format>
          <calcext:conditional-format calcext:target-range-address="Arkusz1.C7:Arkusz1.C17">
            <calcext:condition calcext:apply-style-name="Default" calcext:value="=[$#REF!.$F$6]" calcext:base-cell-address="Arkusz1.C7"/>
          </calcext:conditional-format>
        </calcext:conditional-formats>
      </table:table>
      <table:table table:name="Sheet2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av</text:p>
          </table:table-cell>
          <table:table-cell table:formula="of:=VLOOKUP([.A4];dawid2;1;FALSE())" office:value-type="string" office:string-value="dav" calcext:value-type="string">
            <text:p>dav</text:p>
          </table:table-cell>
          <table:table-cell table:formula="of:=VLOOKUP([.A4];dawid2;2;FALSE())" office:value-type="string" office:string-value="dav1" calcext:value-type="string">
            <text:p>dav1</text:p>
          </table:table-cell>
          <table:table-cell table:formula="of:=VLOOKUP([.A4];dawid2;3;FALSE())" office:value-type="float" office:value="123" calcext:value-type="float">
            <text:p>123</text:p>
          </table:table-cell>
          <table:table-cell table:formula="of:=VLOOKUP([.A4];dawid2;4;FALSE(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formula="of:=VLOOKUP([.A5];[Arkusz1.A8:.F44];1;FALSE())" office:value-type="string" office:string-value="12" calcext:value-type="string">
            <text:p>12</text:p>
          </table:table-cell>
          <table:table-cell table:formula="of:=VLOOKUP([.A5];[Arkusz1.A8:.F26];2;FALSE())" office:value-type="string" office:string-value="krytky pro přítlačné panty našroubované křídlové díly RAL 9022 stříbrné" calcext:value-type="string">
            <text:p>krytky pro přítlačné panty našroubované křídlové díly RAL 9022 stříbrné</text:p>
          </table:table-cell>
          <table:table-cell table:formula="of:=VLOOKUP([.A5];[Arkusz1.A8:.F26];3;FALSE())" office:value-type="string" office:string-value="0,09" calcext:value-type="string">
            <text:p>0,09</text:p>
          </table:table-cell>
          <table:table-cell table:formula="of:=VLOOKUP([.A5];[Arkusz1.A8:.F26];4;FALSE())" office:value-type="string" office:string-value="0,09" calcext:value-type="string">
            <text:p>0,09</text:p>
          </table:table-cell>
        </table:table-row>
        <table:table-row table:style-name="ro1">
          <table:table-cell/>
          <table:table-cell table:formula="of:=VLOOKUP([.A6];[Arkusz1.A9:.F45];1;FALSE())" office:value-type="string" office:string-value="" calcext:value-type="error">
            <text:p>#N/A</text:p>
          </table:table-cell>
          <table:table-cell table:formula="of:=VLOOKUP([.A6];[Arkusz1.A9:.F27];2;FALSE())" office:value-type="string" office:string-value="" calcext:value-type="error">
            <text:p>#N/A</text:p>
          </table:table-cell>
          <table:table-cell table:formula="of:=VLOOKUP([.A6];[Arkusz1.A9:.F27];3;FALSE())" office:value-type="string" office:string-value="" calcext:value-type="error">
            <text:p>#N/A</text:p>
          </table:table-cell>
          <table:table-cell table:formula="of:=VLOOKUP([.A6];[Arkusz1.A9:.F27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7];[Arkusz1.A10:.F46];1;FALSE())" office:value-type="string" office:string-value="" calcext:value-type="error">
            <text:p>#N/A</text:p>
          </table:table-cell>
          <table:table-cell table:formula="of:=VLOOKUP([.A7];[Arkusz1.A10:.F28];2;FALSE())" office:value-type="string" office:string-value="" calcext:value-type="error">
            <text:p>#N/A</text:p>
          </table:table-cell>
          <table:table-cell table:formula="of:=VLOOKUP([.A7];[Arkusz1.A10:.F28];3;FALSE())" office:value-type="string" office:string-value="" calcext:value-type="error">
            <text:p>#N/A</text:p>
          </table:table-cell>
          <table:table-cell table:formula="of:=VLOOKUP([.A7];[Arkusz1.A10:.F28];4;FALSE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44236</text:p>
          </table:table-cell>
          <table:table-cell table:formula="of:=VLOOKUP([.A8];[Arkusz1.A11:.F47];1;FALSE())" office:value-type="string" office:string-value="44236" calcext:value-type="string">
            <text:p>44236</text:p>
          </table:table-cell>
          <table:table-cell table:formula="of:=VLOOKUP([.A8];[Arkusz1.A11:.F29];2;FALSE())" office:value-type="string" office:string-value="krytky pro přítlačné panty našroubované křídlové díly Chrom-look" calcext:value-type="string">
            <text:p>krytky pro přítlačné panty našroubované křídlové díly Chrom-look</text:p>
          </table:table-cell>
          <table:table-cell table:formula="of:=VLOOKUP([.A8];[Arkusz1.A11:.F29];3;FALSE())" office:value-type="float" office:value="0.15" calcext:value-type="float">
            <text:p>0,15</text:p>
          </table:table-cell>
          <table:table-cell table:formula="of:=VLOOKUP([.A8];[Arkusz1.A11:.F29];4;FALSE())" office:value-type="float" office:value="0.15" calcext:value-type="float">
            <text:p>0,15</text:p>
          </table:table-cell>
        </table:table-row>
        <table:table-row table:style-name="ro1">
          <table:table-cell/>
          <table:table-cell table:formula="of:=VLOOKUP([.A9];[Arkusz1.A12:.F48];1;FALSE())" office:value-type="string" office:string-value="" calcext:value-type="error">
            <text:p>#N/A</text:p>
          </table:table-cell>
          <table:table-cell table:formula="of:=VLOOKUP([.A9];[Arkusz1.A12:.F30];2;FALSE())" office:value-type="string" office:string-value="" calcext:value-type="error">
            <text:p>#N/A</text:p>
          </table:table-cell>
          <table:table-cell table:formula="of:=VLOOKUP([.A9];[Arkusz1.A12:.F30];3;FALSE())" office:value-type="string" office:string-value="" calcext:value-type="error">
            <text:p>#N/A</text:p>
          </table:table-cell>
          <table:table-cell table:formula="of:=VLOOKUP([.A9];[Arkusz1.A12:.F30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10];[Arkusz1.A13:.F49];1;FALSE())" office:value-type="string" office:string-value="" calcext:value-type="error">
            <text:p>#N/A</text:p>
          </table:table-cell>
          <table:table-cell table:formula="of:=VLOOKUP([.A10];[Arkusz1.A13:.F31];2;FALSE())" office:value-type="string" office:string-value="" calcext:value-type="error">
            <text:p>#N/A</text:p>
          </table:table-cell>
          <table:table-cell table:formula="of:=VLOOKUP([.A10];[Arkusz1.A13:.F31];3;FALSE())" office:value-type="string" office:string-value="" calcext:value-type="error">
            <text:p>#N/A</text:p>
          </table:table-cell>
          <table:table-cell table:formula="of:=VLOOKUP([.A10];[Arkusz1.A13:.F31];4;FALSE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formula="of:=VLOOKUP([.A11];[Arkusz1.A14:.F50];1;FALSE())" office:value-type="string" office:string-value="12" calcext:value-type="string">
            <text:p>12</text:p>
          </table:table-cell>
          <table:table-cell table:formula="of:=VLOOKUP([.A11];[Arkusz1.A14:.F32];2;FALSE())" office:value-type="string" office:string-value="krytky pro přítlačné panty našroubované křídlové díly RAL 9022 stříbrné" calcext:value-type="string">
            <text:p>krytky pro přítlačné panty našroubované křídlové díly RAL 9022 stříbrné</text:p>
          </table:table-cell>
          <table:table-cell table:formula="of:=VLOOKUP([.A11];[Arkusz1.A14:.F32];3;FALSE())" office:value-type="string" office:string-value="0,09" calcext:value-type="string">
            <text:p>0,09</text:p>
          </table:table-cell>
          <table:table-cell table:formula="of:=VLOOKUP([.A11];[Arkusz1.A14:.F32];4;FALSE())" office:value-type="string" office:string-value="0,09" calcext:value-type="string">
            <text:p>0,09</text:p>
          </table:table-cell>
        </table:table-row>
        <table:table-row table:style-name="ro1">
          <table:table-cell/>
          <table:table-cell table:formula="of:=VLOOKUP([.A12];[Arkusz1.A15:.F51];1;FALSE())" office:value-type="string" office:string-value="" calcext:value-type="error">
            <text:p>#N/A</text:p>
          </table:table-cell>
          <table:table-cell table:formula="of:=VLOOKUP([.A12];[Arkusz1.A15:.F33];2;FALSE())" office:value-type="string" office:string-value="" calcext:value-type="error">
            <text:p>#N/A</text:p>
          </table:table-cell>
          <table:table-cell table:formula="of:=VLOOKUP([.A12];[Arkusz1.A15:.F33];3;FALSE())" office:value-type="string" office:string-value="" calcext:value-type="error">
            <text:p>#N/A</text:p>
          </table:table-cell>
          <table:table-cell table:formula="of:=VLOOKUP([.A12];[Arkusz1.A15:.F33];4;FALSE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43569</text:p>
          </table:table-cell>
          <table:table-cell table:formula="of:=VLOOKUP([.A13];[Arkusz1.A16:.F52];1;FALSE())" office:value-type="string" office:string-value="43569" calcext:value-type="string">
            <text:p>43569</text:p>
          </table:table-cell>
          <table:table-cell table:formula="of:=VLOOKUP([.A13];[Arkusz1.A16:.F34];2;FALSE())" office:value-type="string" office:string-value="krytky pro přítlačné panty našroubované rámové díly RAL 9022 stříbrné" calcext:value-type="string">
            <text:p>krytky pro přítlačné panty našroubované rámové díly RAL 9022 stříbrné</text:p>
          </table:table-cell>
          <table:table-cell table:formula="of:=VLOOKUP([.A13];[Arkusz1.A16:.F34];3;FALSE())" office:value-type="float" office:value="0.09" calcext:value-type="float">
            <text:p>0,09</text:p>
          </table:table-cell>
          <table:table-cell table:formula="of:=VLOOKUP([.A13];[Arkusz1.A16:.F34];4;FALSE())" office:value-type="float" office:value="0.09" calcext:value-type="float">
            <text:p>0,09</text:p>
          </table:table-cell>
        </table:table-row>
        <table:table-row table:style-name="ro1">
          <table:table-cell/>
          <table:table-cell table:formula="of:=VLOOKUP([.A14];[Arkusz1.A17:.F53];1;FALSE())" office:value-type="string" office:string-value="" calcext:value-type="error">
            <text:p>#N/A</text:p>
          </table:table-cell>
          <table:table-cell table:formula="of:=VLOOKUP([.A14];[Arkusz1.A17:.F35];2;FALSE())" office:value-type="string" office:string-value="" calcext:value-type="error">
            <text:p>#N/A</text:p>
          </table:table-cell>
          <table:table-cell table:formula="of:=VLOOKUP([.A14];[Arkusz1.A17:.F35];3;FALSE())" office:value-type="string" office:string-value="" calcext:value-type="error">
            <text:p>#N/A</text:p>
          </table:table-cell>
          <table:table-cell table:formula="of:=VLOOKUP([.A14];[Arkusz1.A17:.F35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15];[Arkusz1.A18:.F54];1;FALSE())" office:value-type="string" office:string-value="" calcext:value-type="error">
            <text:p>#N/A</text:p>
          </table:table-cell>
          <table:table-cell table:formula="of:=VLOOKUP([.A15];[Arkusz1.A18:.F36];2;FALSE())" office:value-type="string" office:string-value="" calcext:value-type="error">
            <text:p>#N/A</text:p>
          </table:table-cell>
          <table:table-cell table:formula="of:=VLOOKUP([.A15];[Arkusz1.A18:.F36];3;FALSE())" office:value-type="string" office:string-value="" calcext:value-type="error">
            <text:p>#N/A</text:p>
          </table:table-cell>
          <table:table-cell table:formula="of:=VLOOKUP([.A15];[Arkusz1.A18:.F36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16];[Arkusz1.A19:.F55];1;FALSE())" office:value-type="string" office:string-value="" calcext:value-type="error">
            <text:p>#N/A</text:p>
          </table:table-cell>
          <table:table-cell table:formula="of:=VLOOKUP([.A16];[Arkusz1.A19:.F37];2;FALSE())" office:value-type="string" office:string-value="" calcext:value-type="error">
            <text:p>#N/A</text:p>
          </table:table-cell>
          <table:table-cell table:formula="of:=VLOOKUP([.A16];[Arkusz1.A19:.F37];3;FALSE())" office:value-type="string" office:string-value="" calcext:value-type="error">
            <text:p>#N/A</text:p>
          </table:table-cell>
          <table:table-cell table:formula="of:=VLOOKUP([.A16];[Arkusz1.A19:.F37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17];[Arkusz1.A20:.F56];1;FALSE())" office:value-type="string" office:string-value="" calcext:value-type="error">
            <text:p>#N/A</text:p>
          </table:table-cell>
          <table:table-cell table:formula="of:=VLOOKUP([.A17];[Arkusz1.A20:.F38];2;FALSE())" office:value-type="string" office:string-value="" calcext:value-type="error">
            <text:p>#N/A</text:p>
          </table:table-cell>
          <table:table-cell table:formula="of:=VLOOKUP([.A17];[Arkusz1.A20:.F38];3;FALSE())" office:value-type="string" office:string-value="" calcext:value-type="error">
            <text:p>#N/A</text:p>
          </table:table-cell>
          <table:table-cell table:formula="of:=VLOOKUP([.A17];[Arkusz1.A20:.F38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18];[Arkusz1.A21:.F57];1;FALSE())" office:value-type="string" office:string-value="" calcext:value-type="error">
            <text:p>#N/A</text:p>
          </table:table-cell>
          <table:table-cell table:formula="of:=VLOOKUP([.A18];[Arkusz1.A21:.F39];2;FALSE())" office:value-type="string" office:string-value="" calcext:value-type="error">
            <text:p>#N/A</text:p>
          </table:table-cell>
          <table:table-cell table:formula="of:=VLOOKUP([.A18];[Arkusz1.A21:.F39];3;FALSE())" office:value-type="string" office:string-value="" calcext:value-type="error">
            <text:p>#N/A</text:p>
          </table:table-cell>
          <table:table-cell table:formula="of:=VLOOKUP([.A18];[Arkusz1.A21:.F39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19];[Arkusz1.A22:.F58];1;FALSE())" office:value-type="string" office:string-value="" calcext:value-type="error">
            <text:p>#N/A</text:p>
          </table:table-cell>
          <table:table-cell table:formula="of:=VLOOKUP([.A19];[Arkusz1.A22:.F40];2;FALSE())" office:value-type="string" office:string-value="" calcext:value-type="error">
            <text:p>#N/A</text:p>
          </table:table-cell>
          <table:table-cell table:formula="of:=VLOOKUP([.A19];[Arkusz1.A22:.F40];3;FALSE())" office:value-type="string" office:string-value="" calcext:value-type="error">
            <text:p>#N/A</text:p>
          </table:table-cell>
          <table:table-cell table:formula="of:=VLOOKUP([.A19];[Arkusz1.A22:.F40];4;FALSE(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41343</text:p>
          </table:table-cell>
          <table:table-cell table:formula="of:=VLOOKUP([.A20];[Arkusz1.A23:.F59];1;FALSE())" office:value-type="string" office:string-value="41343" calcext:value-type="string">
            <text:p>41343</text:p>
          </table:table-cell>
          <table:table-cell table:formula="of:=VLOOKUP([.A20];[Arkusz1.A23:.F41];2;FALSE())" office:value-type="string" office:string-value="krytky pro přítlačné panty našroubované rámové díly hnědé F5" calcext:value-type="string">
            <text:p>krytky pro přítlačné panty našroubované rámové díly hnědé F5</text:p>
          </table:table-cell>
          <table:table-cell table:formula="of:=VLOOKUP([.A20];[Arkusz1.A23:.F41];3;FALSE())" office:value-type="float" office:value="0.09" calcext:value-type="float">
            <text:p>0,09</text:p>
          </table:table-cell>
          <table:table-cell table:formula="of:=VLOOKUP([.A20];[Arkusz1.A23:.F41];4;FALSE())" office:value-type="float" office:value="0.09" calcext:value-type="float">
            <text:p>0,09</text:p>
          </table:table-cell>
        </table:table-row>
        <table:table-row table:style-name="ro1">
          <table:table-cell/>
          <table:table-cell table:formula="of:=VLOOKUP([.A21];[Arkusz1.A24:.F60];1;FALSE())" office:value-type="string" office:string-value="" calcext:value-type="error">
            <text:p>#N/A</text:p>
          </table:table-cell>
          <table:table-cell table:formula="of:=VLOOKUP([.A21];[Arkusz1.A24:.F42];2;FALSE())" office:value-type="string" office:string-value="" calcext:value-type="error">
            <text:p>#N/A</text:p>
          </table:table-cell>
          <table:table-cell table:formula="of:=VLOOKUP([.A21];[Arkusz1.A24:.F42];3;FALSE())" office:value-type="string" office:string-value="" calcext:value-type="error">
            <text:p>#N/A</text:p>
          </table:table-cell>
          <table:table-cell table:formula="of:=VLOOKUP([.A21];[Arkusz1.A24:.F42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22];[Arkusz1.A25:.F61];1;FALSE())" office:value-type="string" office:string-value="" calcext:value-type="error">
            <text:p>#N/A</text:p>
          </table:table-cell>
          <table:table-cell table:formula="of:=VLOOKUP([.A22];[Arkusz1.A25:.F43];2;FALSE())" office:value-type="string" office:string-value="" calcext:value-type="error">
            <text:p>#N/A</text:p>
          </table:table-cell>
          <table:table-cell table:formula="of:=VLOOKUP([.A22];[Arkusz1.A25:.F43];3;FALSE())" office:value-type="string" office:string-value="" calcext:value-type="error">
            <text:p>#N/A</text:p>
          </table:table-cell>
          <table:table-cell table:formula="of:=VLOOKUP([.A22];[Arkusz1.A25:.F43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23];[Arkusz1.A26:.F62];1;FALSE())" office:value-type="string" office:string-value="" calcext:value-type="error">
            <text:p>#N/A</text:p>
          </table:table-cell>
          <table:table-cell table:formula="of:=VLOOKUP([.A23];[Arkusz1.A26:.F44];2;FALSE())" office:value-type="string" office:string-value="" calcext:value-type="error">
            <text:p>#N/A</text:p>
          </table:table-cell>
          <table:table-cell table:formula="of:=VLOOKUP([.A23];[Arkusz1.A26:.F44];3;FALSE())" office:value-type="string" office:string-value="" calcext:value-type="error">
            <text:p>#N/A</text:p>
          </table:table-cell>
          <table:table-cell table:formula="of:=VLOOKUP([.A23];[Arkusz1.A26:.F44];4;FALSE())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formula="of:=VLOOKUP([.A24];[Arkusz1.A27:.F63];1;FALSE())" office:value-type="string" office:string-value="" calcext:value-type="error">
            <text:p>#N/A</text:p>
          </table:table-cell>
          <table:table-cell table:formula="of:=VLOOKUP([.A24];[Arkusz1.A27:.F45];2;FALSE())" office:value-type="string" office:string-value="" calcext:value-type="error">
            <text:p>#N/A</text:p>
          </table:table-cell>
          <table:table-cell table:formula="of:=VLOOKUP([.A24];[Arkusz1.A27:.F45];3;FALSE())" office:value-type="string" office:string-value="" calcext:value-type="error">
            <text:p>#N/A</text:p>
          </table:table-cell>
          <table:table-cell table:formula="of:=VLOOKUP([.A24];[Arkusz1.A27:.F45];4;FALSE())" office:value-type="string" office:string-value="" calcext:value-type="error">
            <text:p>#N/A</text:p>
          </table:table-cell>
        </table:table-row>
      </table:table>
      <table:named-expressions/>
      <table:database-ranges>
        <table:database-range table:name="dawid2" table:target-range-address="Arkusz1.A7:Arkusz1.G3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€ </number:text>
      <number:number number:decimal-places="0" loext:min-decimal-places="0" number:min-integer-digits="1" number:grouping="true"/>
    </number:number-style>
    <number:number-style style:name="N119">
      <number:text>€ 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2" loext:min-decimal-places="2" number:min-integer-digits="1" number:grouping="true"/>
    </number:number-style>
    <number:number-style style:name="N121">
      <number:text>€ 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€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loext:min-decimal-places="3" number:min-integer-digits="1"/>
    </number:number-style>
    <number:number-style style:name="N128P0" style:volatile="true">
      <number:text>Ja</number:text>
    </number:number-style>
    <number:number-style style:name="N128P1" style:volatile="true">
      <number:text>Ja</number:text>
    </number:number-style>
    <number:number-style style:name="N128">
      <number:text>Ne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Waar</number:text>
    </number:number-style>
    <number:number-style style:name="N129P1" style:volatile="true">
      <number:text>Waar</number:text>
    </number:number-style>
    <number:number-style style:name="N129">
      <number:text>Onwaar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an</number:text>
    </number:number-style>
    <number:number-style style:name="N130P1" style:volatile="true">
      <number:text>Aan</number:text>
    </number:number-style>
    <number:number-style style:name="N130">
      <number:text>Uit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pl" number:country="PL">€</number:currency-symbol>
      <number:text> </number:text>
      <number:number number:decimal-places="5" loext:min-decimal-places="5" number:min-integer-digits="0"/>
      <number:text> </number:text>
    </number:currency-style>
    <number:currency-style style:name="N131">
      <style:text-properties fo:color="#ff0000"/>
      <number:text>(</number:text>
      <number:currency-symbol number:language="pl" number:country="PL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131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7P0" style:volatile="true" number:language="pl" number:country="PL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7P1" style:volatile="true" number:language="pl" number:country="PL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7P2" style:volatile="true" number:language="pl" number:country="PL"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pl" number:country="PL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0P1" style:volatile="true" number:language="pl" number:country="PL"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0P2" style:volatile="true" number:language="pl" number:country="PL">
      <loext:fill-character> </loext:fill-character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pl" number:country="PL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3P1" style:volatile="true" number:language="pl" number:country="PL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3P2" style:volatile="true" number:language="pl" number:country="PL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3" number:language="pl" number:country="PL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l" number:country="PL"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1" style:volatile="true" number:language="pl" number:country="PL"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2" style:volatile="true" number:language="pl" number:country="PL"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.00.0000</text:date>, <text:time style:data-style-name="N2" text:time-value="11:04:40.6036533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9:35:04.700823138</meta:creation-date>
    <dc:date>2016-01-20T17:59:53.373243547</dc:date>
    <meta:editing-duration>PT3H29M58S</meta:editing-duration>
    <meta:editing-cycles>4</meta:editing-cycles>
    <meta:generator>LibreOffice/5.0.4.2$Linux_X86_64 LibreOffice_project/00m0$Build-2</meta:generator>
    <meta:document-statistic meta:table-count="2" meta:cell-count="301" meta:object-count="0"/>
  </office:meta>
</office:document-meta>
</file>